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6cm"/>
    </style:style>
    <style:style style:name="Tabla1.B" style:family="table-column">
      <style:table-column-properties style:column-width="1.78cm"/>
    </style:style>
    <style:style style:name="Tabla1.C" style:family="table-column">
      <style:table-column-properties style:column-width="2.231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82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6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9" style:family="paragraph" style:parent-style-name="Text_20_body_20__28_user_29_">
      <style:paragraph-properties fo:text-align="justify" style:justify-single-word="false" style:writing-mode="lr-tb"/>
      <style:text-properties style:font-name="arial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2" style:family="paragraph" style:parent-style-name="Text_20_body_20__28_user_29_">
      <style:paragraph-properties fo:margin-top="0.423cm" fo:margin-bottom="0.212cm" loext:contextual-spacing="false"/>
      <style:text-properties style:font-name="arial" style:font-name-complex="arial"/>
    </style:style>
    <style:style style:name="P13" style:family="paragraph" style:parent-style-name="Text_20_body_20__28_user_29_">
      <style:paragraph-properties fo:margin-top="0.423cm" fo:margin-bottom="0.212cm" loext:contextual-spacing="false" fo:text-align="justify" style:justify-single-word="false"/>
      <style:text-properties style:font-name="arial" style:font-name-complex="arial"/>
    </style:style>
    <style:style style:name="P14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5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2pt" fo:language="en" fo:country="US" fo:font-weight="bold" officeooo:rsid="001637bc" officeooo:paragraph-rsid="001637bc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16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officeooo:rsid="001637bc" officeooo:paragraph-rsid="001637bc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17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18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19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2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21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22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 style:font-name-complex="arial"/>
    </style:style>
    <style:style style:name="P23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24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/>
    </style:style>
    <style:style style:name="P25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26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27" style:family="paragraph" style:parent-style-name="Titul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28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29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officeooo:rsid="001637bc" officeooo:paragraph-rsid="001637bc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30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officeooo:rsid="0023014b" officeooo:paragraph-rsid="0023014b" style:font-name-complex="arial"/>
    </style:style>
    <style:style style:name="P31" style:family="paragraph" style:parent-style-name="Texto_5f_Tabela">
      <style:paragraph-properties fo:margin-top="0cm" fo:margin-bottom="0.212cm" loext:contextual-spacing="false" fo:text-align="start" style:justify-single-word="false" style:snap-to-layout-grid="false" style:writing-mode="lr-tb"/>
      <style:text-properties fo:color="#000000" style:font-name="arial" fo:language="pt" fo:country="BR" style:font-name-complex="arial"/>
    </style:style>
    <style:style style:name="P32" style:family="paragraph" style:parent-style-name="Heading_20_1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3" style:family="paragraph" style:parent-style-name="Heading_20_1">
      <style:text-properties style:use-window-font-color="true" style:font-name="arial" fo:font-size="14pt" fo:language="es" fo:country="ES" fo:font-weight="bold" officeooo:rsid="001637bc" officeooo:paragraph-rsid="001637bc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4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35" style:family="paragraph" style:parent-style-name="Heading_20_1">
      <style:paragraph-properties fo:margin-top="0.423cm" fo:margin-bottom="0.212cm" loext:contextual-spacing="false"/>
      <style:text-properties style:use-window-font-color="true" style:font-name="arial" fo:font-size="14pt" fo:language="es" fo:country="ES" fo:font-weight="bold" officeooo:rsid="001637bc" officeooo:paragraph-rsid="001637bc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6" style:family="paragraph" style:parent-style-name="Text_20_body" style:list-style-name="L3">
      <style:text-properties style:use-window-font-color="true" style:font-name="arial" fo:font-size="12pt" fo:language="es" fo:country="ES" officeooo:rsid="001637bc" officeooo:paragraph-rsid="001637bc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37" style:family="paragraph" style:parent-style-name="Text_20_body_20__28_user_29_" style:list-style-name="L1">
      <style:paragraph-properties fo:text-align="justify" style:justify-single-word="false"/>
      <style:text-properties style:font-name="arial" fo:font-size="11pt" officeooo:paragraph-rsid="001637bc" style:font-size-asian="11pt" style:font-name-complex="arial" style:font-size-complex="11pt"/>
    </style:style>
    <style:style style:name="P38" style:family="paragraph" style:parent-style-name="Text_20_body_20__28_user_29_" style:list-style-name="L2">
      <style:paragraph-properties fo:text-align="justify" style:justify-single-word="false"/>
      <style:text-properties style:font-name="arial" fo:font-size="11pt" officeooo:rsid="001bcae9" officeooo:paragraph-rsid="001bcae9" style:font-size-asian="11pt" style:font-name-complex="arial" style:font-size-complex="11pt"/>
    </style:style>
    <style:style style:name="P39" style:family="paragraph" style:parent-style-name="Text_20_body_20__28_user_29_">
      <style:paragraph-properties fo:text-align="justify" style:justify-single-word="false"/>
      <style:text-properties style:font-name="arial" officeooo:paragraph-rsid="00238c37" style:font-name-complex="arial"/>
    </style:style>
    <style:style style:name="P40" style:family="paragraph" style:parent-style-name="Text_20_body_20__28_user_29_" style:list-style-name="L4">
      <style:paragraph-properties fo:text-align="justify" style:justify-single-word="false"/>
      <style:text-properties style:font-name="arial" officeooo:rsid="00238c37" officeooo:paragraph-rsid="00238c37" style:font-name-complex="arial"/>
    </style:style>
    <style:style style:name="P41" style:family="paragraph" style:parent-style-name="Text_20_body_20__28_user_29_">
      <style:paragraph-properties fo:text-align="justify" style:justify-single-word="false"/>
      <style:text-properties style:font-name="arial" officeooo:rsid="00238c37" officeooo:paragraph-rsid="00238c37" style:font-name-complex="arial"/>
    </style:style>
    <style:style style:name="P42" style:family="paragraph" style:parent-style-name="Text_20_body_20__28_user_29_">
      <style:paragraph-properties fo:text-align="justify" style:justify-single-word="false"/>
      <style:text-properties officeooo:paragraph-rsid="00216d4c"/>
    </style:style>
    <style:style style:name="P43" style:family="paragraph" style:parent-style-name="Text_20_body_20__28_user_29_">
      <style:paragraph-properties fo:text-align="justify" style:justify-single-word="false"/>
      <style:text-properties officeooo:paragraph-rsid="001ad2a2"/>
    </style:style>
    <style:style style:name="P44" style:family="paragraph" style:parent-style-name="Text_20_body_20__28_user_29_">
      <style:paragraph-properties fo:text-align="justify" style:justify-single-word="false"/>
      <style:text-properties officeooo:paragraph-rsid="00238c37"/>
    </style:style>
    <style:style style:name="P45" style:family="paragraph" style:parent-style-name="Text_20_body_20__28_user_29_" style:list-style-name="L3">
      <style:text-properties style:use-window-font-color="true" style:font-name="arial" fo:font-size="12pt" fo:language="es" fo:country="ES" officeooo:rsid="001637bc" officeooo:paragraph-rsid="001637bc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46" style:family="paragraph" style:parent-style-name="Text_20_body_20__28_user_29_">
      <style:paragraph-properties fo:text-align="justify" style:justify-single-word="false"/>
      <style:text-properties officeooo:rsid="00238c37" officeooo:paragraph-rsid="00238c37"/>
    </style:style>
    <style:style style:name="P47" style:family="paragraph" style:parent-style-name="Text_20_body_20__28_user_29_">
      <style:paragraph-properties fo:text-align="justify" style:justify-single-word="false" style:writing-mode="lr-tb"/>
      <style:text-properties style:use-window-font-color="true" style:font-name="arial" fo:font-size="11pt" fo:language="es" fo:country="ES" officeooo:rsid="001637bc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P48" style:family="paragraph" style:parent-style-name="Text_20_body_20__28_user_29_" style:list-style-name="L1">
      <style:paragraph-properties fo:text-align="justify" style:justify-single-word="false" style:writing-mode="lr-tb"/>
      <style:text-properties style:use-window-font-color="true" style:font-name="arial" fo:font-size="11pt" fo:language="es" fo:country="ES" officeooo:rsid="001637bc" officeooo:paragraph-rsid="001637bc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style:font-name="arial" fo:font-size="8pt" fo:language="es" fo:country="ES" officeooo:rsid="001637bc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style:font-name="arial" fo:font-size="11pt" fo:language="es" fo:country="ES" officeooo:rsid="00238c37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4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5" style:family="text">
      <style:text-properties style:use-window-font-color="true" fo:font-size="11pt" fo:language="es" fo:country="ES" officeooo:rsid="001637bc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6" style:family="text">
      <style:text-properties style:use-window-font-color="true" fo:font-size="11pt" fo:language="es" fo:country="ES" officeooo:rsid="00238c37" style:letter-kerning="true" style:font-name-asian="Droid Sans Fallback" style:font-size-asian="11pt" style:language-asian="zh" style:country-asian="CN" style:font-size-complex="11pt" style:language-complex="hi" style:country-complex="IN"/>
    </style:style>
    <style:style style:name="T7" style:family="text">
      <style:text-properties style:use-window-font-color="true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8" style:family="text">
      <style:text-properties style:use-window-font-color="true" fo:font-size="12pt" fo:language="pt" fo:country="PT" fo:font-weight="bold" officeooo:rsid="001637bc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9" style:family="text">
      <style:text-properties style:use-window-font-color="true" style:font-name="arial" fo:font-size="11pt" fo:language="es" fo:country="ES" fo:font-weight="bold" officeooo:rsid="00238c37" style:letter-kerning="true" style:font-name-asian="Droid Sans Fallback" style:font-size-asian="11pt" style:language-asian="zh" style:country-asian="CN" style:font-weight-asian="bold" style:font-name-complex="FreeSans" style:font-size-complex="11pt" style:language-complex="hi" style:country-complex="IN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8pt" style:font-size-asian="8pt" style:font-name-complex="arial" style:font-size-complex="8pt"/>
    </style:style>
    <style:style style:name="T12" style:family="text">
      <style:text-properties style:font-name="arial" fo:font-size="8pt" officeooo:rsid="001637bc" style:font-size-asian="8pt" style:font-name-complex="arial" style:font-size-complex="8pt"/>
    </style:style>
    <style:style style:name="T13" style:family="text">
      <style:text-properties style:font-name="arial" fo:font-size="11pt" style:font-size-asian="11pt" style:font-name-complex="arial" style:font-size-complex="11pt"/>
    </style:style>
    <style:style style:name="T14" style:family="text">
      <style:text-properties style:font-name="arial" fo:font-size="11pt" officeooo:rsid="0019d248" style:font-size-asian="11pt" style:font-name-complex="arial" style:font-size-complex="11pt"/>
    </style:style>
    <style:style style:name="T15" style:family="text">
      <style:text-properties style:font-name="arial" fo:font-size="11pt" officeooo:rsid="001cf878" style:font-size-asian="11pt" style:font-name-complex="arial" style:font-size-complex="11pt"/>
    </style:style>
    <style:style style:name="T16" style:family="text">
      <style:text-properties style:font-name="arial" fo:font-size="11pt" officeooo:rsid="001ef4a4" style:font-size-asian="11pt" style:font-name-complex="arial" style:font-size-complex="11pt"/>
    </style:style>
    <style:style style:name="T17" style:family="text">
      <style:text-properties style:font-name="arial" fo:font-size="11pt" officeooo:rsid="00224e85" style:font-size-asian="11pt" style:font-name-complex="arial" style:font-size-complex="11pt"/>
    </style:style>
    <style:style style:name="T18" style:family="text">
      <style:text-properties style:font-name="arial" fo:font-size="11pt" officeooo:rsid="001ad2a2" style:font-size-asian="11pt" style:font-name-complex="arial" style:font-size-complex="11pt"/>
    </style:style>
    <style:style style:name="T19" style:family="text">
      <style:text-properties style:font-name="arial" fo:font-size="11pt" officeooo:rsid="00238c37" style:font-size-asian="11pt" style:font-name-complex="arial" style:font-size-complex="11pt"/>
    </style:style>
    <style:style style:name="T20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1pt" officeooo:rsid="001ad2a2" style:font-size-asian="11pt" style:font-size-complex="11pt"/>
    </style:style>
    <style:style style:name="T23" style:family="text">
      <style:text-properties fo:font-size="11pt" officeooo:rsid="0019d248" style:font-size-asian="11pt" style:font-size-complex="11pt"/>
    </style:style>
    <style:style style:name="T24" style:family="text">
      <style:text-properties fo:font-size="11pt" style:font-size-asian="11pt" style:font-name-complex="arial" style:font-size-complex="11pt"/>
    </style:style>
    <style:style style:name="T25" style:family="text">
      <style:text-properties fo:font-size="11pt" officeooo:rsid="001637bc" style:font-size-asian="11pt" style:font-name-complex="arial" style:font-size-complex="11pt"/>
    </style:style>
    <style:style style:name="T26" style:family="text">
      <style:text-properties fo:font-size="11pt" fo:font-weight="bold" style:font-size-asian="11pt" style:font-weight-asian="bold" style:font-size-complex="11pt" style:font-weight-complex="bold"/>
    </style:style>
    <style:style style:name="T27" style:family="text">
      <style:text-properties officeooo:rsid="001637bc"/>
    </style:style>
    <style:style style:name="T28" style:family="text">
      <style:text-properties style:font-name="arial" fo:font-size="11pt" fo:font-weight="bold" officeooo:rsid="001cf878" style:font-size-asian="11pt" style:font-weight-asian="bold" style:font-size-complex="11pt" style:font-weight-complex="bold"/>
    </style:style>
    <style:style style:name="T29" style:family="text">
      <style:text-properties style:font-name="arial" fo:font-size="11pt" fo:font-weight="bold" officeooo:rsid="00238c37" style:font-size-asian="11pt" style:font-weight-asian="bold" style:font-name-complex="arial" style:font-size-complex="11pt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221776"/>
    </style:style>
    <style:style style:name="T32" style:family="text">
      <style:text-properties officeooo:rsid="0023014b"/>
    </style:style>
    <style:style style:name="T33" style:family="text">
      <style:text-properties officeooo:rsid="00238c3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JBOSS-EAP-EXAMPLE</text:p>
      <text:p text:style-name="P6"/>
      <text:p text:style-name="P6"/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7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25">Identificación del documento</text:p>
            </table:table-cell>
            <table:table-cell table:style-name="Tabla1.B2" table:number-columns-spanned="5" office:value-type="string">
              <text:p text:style-name="P24"><text:span text:style-name="T8">PL</text:span><text:span text:style-name="T7">-001_</text:span><text:span text:style-name="T8">JPA_HIBERNATE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25">Título del documento</text:p>
            </table:table-cell>
            <table:table-cell table:style-name="Tabla1.B3" table:number-columns-spanned="5" office:value-type="string">
              <text:p text:style-name="P15">Plan de trabajo Persistencia JPA/Hibernate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25">Proyecto</text:p>
          </table:table-cell>
          <table:table-cell table:style-name="Tabla1.B4" table:number-columns-spanned="5" office:value-type="string">
            <text:p text:style-name="P16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5">Gerente</text:p>
          </table:table-cell>
          <table:table-cell table:style-name="Tabla1.B5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5">Área demandante</text:p>
          </table:table-cell>
          <table:table-cell table:style-name="Tabla1.B6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5">Director</text:p>
          </table:table-cell>
          <table:table-cell table:style-name="Tabla1.B7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25">Responsables</text:p>
          </table:table-cell>
          <table:table-cell table:style-name="Tabla1.A2" table:number-columns-spanned="3" office:value-type="string">
            <text:p text:style-name="P20">Área</text:p>
          </table:table-cell>
          <table:covered-table-cell/>
          <table:covered-table-cell/>
          <table:table-cell table:style-name="Tabla1.E8" table:number-columns-spanned="2" office:value-type="string">
            <text:p text:style-name="P20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22">Dirección</text:p>
          </table:table-cell>
          <table:covered-table-cell/>
          <table:covered-table-cell/>
          <table:table-cell table:style-name="Tabla1.E9" table:number-columns-spanned="2" office:value-type="string">
            <text:p text:style-name="P18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25">Control de versionado</text:p>
            <text:p text:style-name="P26"/>
          </table:table-cell>
          <table:table-cell table:style-name="Tabla1.A2" office:value-type="string">
            <text:p text:style-name="P20">Versión</text:p>
          </table:table-cell>
          <table:table-cell table:style-name="Tabla1.A2" office:value-type="string">
            <text:p text:style-name="P20">Fecha</text:p>
          </table:table-cell>
          <table:table-cell table:style-name="Tabla1.A2" table:number-columns-spanned="2" office:value-type="string">
            <text:p text:style-name="P20">Autor</text:p>
          </table:table-cell>
          <table:covered-table-cell/>
          <table:table-cell table:style-name="Tabla1.E8" office:value-type="string">
            <text:p text:style-name="P20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17">1.0</text:p>
          </table:table-cell>
          <table:table-cell table:style-name="Tabla1.C11" office:value-type="string">
            <text:p text:style-name="P17"><text:span text:style-name="T27">13</text:span>/<text:span text:style-name="T27">10</text:span>/202<text:span text:style-name="T27">5</text:span></text:p>
          </table:table-cell>
          <table:table-cell table:style-name="Tabla1.D11" table:number-columns-spanned="2" office:value-type="string">
            <text:p text:style-name="P19">Federico Martín Lara</text:p>
          </table:table-cell>
          <table:covered-table-cell/>
          <table:table-cell table:style-name="Tabla1.F11" office:value-type="string">
            <text:p text:style-name="P21">Versión inicial</text:p>
          </table:table-cell>
        </table:table-row>
        <table:table-row table:style-name="Tabla1.10">
          <table:table-cell table:style-name="Tabla1.A2" office:value-type="string">
            <text:p text:style-name="P27"/>
          </table:table-cell>
          <table:table-cell table:style-name="Tabla1.B12" office:value-type="string">
            <text:p text:style-name="P30">1.1</text:p>
          </table:table-cell>
          <table:table-cell table:style-name="Tabla1.C12" office:value-type="string">
            <text:p text:style-name="P30">15/10/2025</text:p>
          </table:table-cell>
          <table:table-cell table:style-name="Tabla1.D12" table:number-columns-spanned="2" office:value-type="string">
            <text:p text:style-name="P30">Federico Martín Lara</text:p>
          </table:table-cell>
          <table:covered-table-cell/>
          <table:table-cell table:style-name="Tabla1.F12" office:value-type="string">
            <text:p text:style-name="P31">- <text:span text:style-name="T32">Se incluye documento resultante punto 1.</text:span></text:p>
          </table:table-cell>
        </table:table-row>
      </table:table>
      <text:p text:style-name="P6"/>
      <text:p text:style-name="P6"/>
      <text:p text:style-name="P6"/>
      <text:p text:style-name="P11"/>
      <text:p text:style-name="P28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_RefHeading___Toc30671059" text:style-name="Index_20_Link" text:visited-style-name="Index_20_Link"><text:span text:style-name="T10">Introducción<text:tab/></text:span></text:a><text:a xlink:type="simple" xlink:href="#__RefHeading___Toc30671059" text:style-name="Index_20_Link" text:visited-style-name="Index_20_Link"><text:span text:style-name="Index_20_Link"><text:span text:style-name="T10">3</text:span></text:span></text:a></text:p>
          <text:p text:style-name="P10"><text:a xlink:type="simple" xlink:href="#__RefHeading___Toc15_1298068373" text:style-name="Index_20_Link" text:visited-style-name="Index_20_Link"><text:span text:style-name="T10">Documentos de referencia<text:tab/></text:span></text:a><text:a xlink:type="simple" xlink:href="#__RefHeading___Toc15_1298068373" text:style-name="Index_20_Link" text:visited-style-name="Index_20_Link"><text:span text:style-name="Index_20_Link"><text:span text:style-name="T10">3</text:span></text:span></text:a></text:p>
          <text:p text:style-name="P10"><text:a xlink:type="simple" xlink:href="#__RefHeading___Toc17_4290312538" text:style-name="Index_20_Link" text:visited-style-name="Index_20_Link"><text:span text:style-name="T10">Conexión a base de datos<text:tab/></text:span></text:a><text:a xlink:type="simple" xlink:href="#__RefHeading___Toc17_4290312538" text:style-name="Index_20_Link" text:visited-style-name="Index_20_Link"><text:span text:style-name="Index_20_Link"><text:span text:style-name="T10">3</text:span></text:span></text:a></text:p>
          <text:p text:style-name="P10"><text:a xlink:type="simple" xlink:href="#__RefHeading___Toc6_554296098" text:style-name="Index_20_Link" text:visited-style-name="Index_20_Link"><text:span text:style-name="T10">Entidades JPA<text:tab/></text:span></text:a><text:a xlink:type="simple" xlink:href="#__RefHeading___Toc6_554296098" text:style-name="Index_20_Link" text:visited-style-name="Index_20_Link"><text:span text:style-name="Index_20_Link"><text:span text:style-name="T10">3</text:span></text:span></text:a></text:p>
          <text:p text:style-name="P10"><text:a xlink:type="simple" xlink:href="#__RefHeading___Toc8_554296098" text:style-name="Index_20_Link" text:visited-style-name="Index_20_Link"><text:span text:style-name="T10">Repositorios con Panache<text:tab/></text:span></text:a><text:a xlink:type="simple" xlink:href="#__RefHeading___Toc8_554296098" text:style-name="Index_20_Link" text:visited-style-name="Index_20_Link"><text:span text:style-name="Index_20_Link"><text:span text:style-name="T10">3</text:span></text:span></text:a></text:p>
        </text:index-body>
      </text:table-of-content>
      <text:p text:style-name="P14"/>
      <text:p text:style-name="P8"/>
      <text:h text:style-name="P34" text:outline-level="1"><text:bookmark-start text:name="__RefHeading___Toc30671059"/>Introducción<text:bookmark-end text:name="__RefHeading___Toc30671059"/></text:h>
      <text:p text:style-name="P9"><text:span text:style-name="T24">El presente </text:span><text:span text:style-name="T4">documento</text:span><text:span text:style-name="T24"> define un </text:span><text:span text:style-name="T25">plan de trabajo que tiene como objetivo la configuración y prueba de las funcionalidades de persistencia de la plataforma JBOSS EAP Server</text:span><text:span text:style-name="T4">. </text:span><text:span text:style-name="T5">El plan consiste en configurar y probar los siguientes puntos:</text:span></text:p>
      <text:list xml:id="list1259011802" text:style-name="L1">
        <text:list-item>
          <text:p text:style-name="P37">Conexión a base de datos</text:p>
        </text:list-item>
        <text:list-item>
          <text:p text:style-name="P37">Entidades JPA</text:p>
        </text:list-item>
        <text:list-item>
          <text:p text:style-name="P48">Repositorios con Panache </text:p>
        </text:list-item>
      </text:list>
      <text:p text:style-name="P47"/>
      <text:h text:style-name="P32" text:outline-level="1"><text:bookmark-start text:name="__RefHeading___Toc15_1298068373"/>Documentos de referencia<text:bookmark-end text:name="__RefHeading___Toc15_1298068373"/></text:h>
      <text:list xml:id="list1529063950" text:style-name="L3">
        <text:list-item>
          <text:p text:style-name="P45"><text:span text:style-name="T30">PL-000_DOC_GENERAL_PLAN</text:span> – Documento General de Planificación</text:p>
        </text:list-item>
        <text:list-item>
          <text:p text:style-name="P36"><text:span text:style-name="T30">CONF-001_DOC_CONFIGURACION_BD</text:span> – <text:span text:style-name="T31">Documento de configuración de base de datos</text:span></text:p>
        </text:list-item>
      </text:list>
      <text:h text:style-name="P33" text:outline-level="1"><text:bookmark-start text:name="__RefHeading___Toc17_4290312538"/>Conexión a base de datos<text:bookmark-end text:name="__RefHeading___Toc17_4290312538"/></text:h>
      <text:p text:style-name="P43"><text:span text:style-name="T18">Se </text:span><text:span text:style-name="T3">realizarán los siguientes</text:span><text:span text:style-name="T18"> pasos:</text:span></text:p>
      <text:list xml:id="list3898777048" text:style-name="L2">
        <text:list-item>
          <text:p text:style-name="P38">Hacer la configuración para un entorno de pruebas (WildFly). </text:p>
        </text:list-item>
        <text:list-item>
          <text:p text:style-name="P38">Una vez probado, la configuración se reproducirá en el servidor JBoss EAP.</text:p>
        </text:list-item>
      </text:list>
      <text:p text:style-name="P42"><text:span text:style-name="T14">Se elabora </text:span><text:span text:style-name="T15">el</text:span><text:span text:style-name="T14"> documento técnico </text:span><text:span text:style-name="T28">CONF-001_DOC_CONFIGURACION_BD</text:span><text:span text:style-name="T15"> </text:span><text:span text:style-name="T14">explicando la configuración y el proceso sobre el servidor J</text:span><text:span text:style-name="T16">B</text:span><text:span text:style-name="T14">oss EAP </text:span><text:span text:style-name="T17">y el proyecto de prueba</text:span><text:span text:style-name="T14">.</text:span></text:p>
      <text:p text:style-name="P46"><text:span text:style-name="T14">S</text:span><text:span text:style-name="T13">e elabora documento de prueba </text:span><text:span text:style-name="T20">[documento]</text:span><text:span text:style-name="T13"> demostrando de manera técnica que la configuración se aplica. </text:span></text:p>
      <text:h text:style-name="P33" text:outline-level="1"><text:bookmark-start text:name="__RefHeading___Toc6_554296098"/>Entidades JPA<text:bookmark-end text:name="__RefHeading___Toc6_554296098"/></text:h>
      <text:p text:style-name="P39"><text:span text:style-name="T22">Se </text:span><text:span text:style-name="T6">realizarán los siguientes</text:span><text:span text:style-name="T22"> pasos:</text:span></text:p>
      <text:list xml:id="list209134238" text:style-name="L4">
        <text:list-item>
          <text:p text:style-name="P40"><text:span text:style-name="T22">D</text:span><text:span text:style-name="T21">esarrollar las entidades.</text:span></text:p>
        </text:list-item>
        <text:list-item>
          <text:p text:style-name="P40"><text:span text:style-name="T21">Probar las entidades en el proyecto de prueba.</text:span></text:p>
        </text:list-item>
      </text:list>
      <text:p text:style-name="P44"><text:span text:style-name="T14">Se elabora </text:span><text:span text:style-name="T15">el</text:span><text:span text:style-name="T14"> documento técnico </text:span><text:span text:style-name="T9">[documento]</text:span><text:span text:style-name="T15"> </text:span><text:span text:style-name="T14">explicando el proceso </text:span><text:span text:style-name="T19">de desarrollo </text:span><text:span text:style-name="T14">sobre el servidor J</text:span><text:span text:style-name="T16">B</text:span><text:span text:style-name="T14">oss EAP </text:span><text:span text:style-name="T17">y el proyecto de prueba</text:span><text:span text:style-name="T14">.</text:span></text:p>
      <text:p text:style-name="P41"><text:span text:style-name="T23">S</text:span><text:span text:style-name="T21">e elabora documento de prueba </text:span><text:span text:style-name="T26">[documento]</text:span><text:span text:style-name="T21"> demostrando de manera técnica que las entidades se cargan correctamente. </text:span></text:p>
      <text:h text:style-name="P35" text:outline-level="1"><text:bookmark-start text:name="__RefHeading___Toc8_554296098"/>Repositorios con Panache<text:bookmark-end text:name="__RefHeading___Toc8_554296098"/></text:h>
      <text:p text:style-name="P13"/>
      <text:p text:style-name="P1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style:font-name="OpenSymbol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fo:background-color="#c0c0c0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officeooo:rsid="001637bc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8pt" officeooo:rsid="001637bc" style:font-size-asian="8pt" style:font-name-complex="arial" style:font-size-complex="8pt"/>
    </style:style>
    <style:style style:name="MT4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</text:span><text:span text:style-name="MT3">PL</text:span><text:bookmark-start text:name="__DdeLink__5_4187537288"/><text:span text:style-name="MT4">-001_</text:span><text:bookmark-end text:name="__DdeLink__5_4187537288"/><text:span text:style-name="MT1">JPA_HIBERNATE</text:span><text:span text:style-name="MT4"> – <text:s/></text:span><text:span text:style-name="MT1">Plan de trabajo Persistencia JPA/Hibernate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4</text:page-number></text:p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3T19:33:51.387846018</meta:creation-date>
    <dc:date>2025-10-15T14:14:49.272639564</dc:date>
    <meta:print-date>1995-11-21T17:41:00</meta:print-date>
    <meta:editing-cycles>166</meta:editing-cycles>
    <meta:editing-duration>P1DT3H11M2S</meta:editing-duration>
    <meta:generator>LibreOffice/6.4.7.2$Linux_X86_64 LibreOffice_project/40$Build-2</meta:generator>
    <meta:document-statistic meta:table-count="2" meta:image-count="0" meta:object-count="0" meta:page-count="4" meta:paragraph-count="57" meta:word-count="278" meta:character-count="1932" meta:non-whitespace-character-count="1712"/>
  </office:meta>
</office:document-meta>
</file>